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D000000535417A92B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02cm, 37.482cm, 2.879cm, 5.14cm)" draw:image-opacity="100%" style:mirror="none"/>
    </style:style>
    <style:style style:name="gr2" style:family="graphic" style:parent-style-name="standard">
      <style:graphic-properties svg:stroke-width="0.305cm" svg:stroke-color="#dc2300" draw:marker-start-width="0.655cm" draw:marker-end-width="0.65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203cm" svg:stroke-color="#dc2300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52cm" svg:stroke-color="#dc2300" draw:marker-start-width="0.427cm" draw:marker-end-width="0.427cm" draw:fill="solid" draw:fill-color="#ffff00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fo:min-height="3.1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size="36pt" style:font-size-asian="36pt" style:font-size-complex="36pt"/>
    </style:style>
    <style:style style:name="T1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25.4cm" svg:x="4.175cm" svg:y="1cm">
          <draw:image xlink:href="Pictures/10000000000007D000000535417A92B6.jpg" xlink:type="simple" xlink:show="embed" xlink:actuate="onLoad">
            <text:p/>
          </draw:image>
        </draw:frame>
        <draw:custom-shape draw:style-name="gr2" draw:text-style-name="P1" draw:layer="layout" svg:width="6.35cm" svg:height="2.54cm" svg:x="6.71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9cm" svg:y1="10.525cm" svg:x2="9.89cm" svg:y2="13.7cm">
          <text:p/>
        </draw:line>
        <draw:custom-shape draw:style-name="gr4" draw:text-style-name="P1" draw:layer="layout" svg:width="8.89cm" svg:height="5.08cm" svg:x="5.445cm" svg:y="5.44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16cm" svg:height="4.517cm" svg:x="4.81cm" svg:y="6.008cm">
          <draw:text-box>
            <text:p text:style-name="P2"><text:span text:style-name="T1">Drehknoepfe niemals versenken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9T12:39:09</meta:creation-date>
    <dc:date>2010-04-09T13:12:53</dc:date>
    <meta:editing-duration>PT00H18M40S</meta:editing-duration>
    <meta:editing-cycles>1</meta:editing-cycles>
    <meta:document-statistic meta:object-count="5"/>
    <meta:generator>OpenOffice.org/3.2$Linux OpenOffice.org_project/320m12$Build-9483</meta:generator>
  </office:meta>
</office:document-meta>
</file>